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34cm"/>
    </style:style>
    <style:style style:name="Таблица2.B" style:family="table-column">
      <style:table-column-properties style:column-width="7.812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2.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3.5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weight-asian="normal" style:font-weight-complex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Назначение и цели создания системы</text:p>
      <text:p text:style-name="P1"/>
      <text:p text:style-name="P2">Наименование системы</text:p>
      <text:p text:style-name="P2"/>
      <text:p text:style-name="P4">Полное наименование</text:p>
      <text:p text:style-name="P4"/>
      <text:p text:style-name="P5">Система управления и контроля сетевых устройств на основе простого протокола управления сетями. </text:p>
      <text:p text:style-name="P1"/>
      <text:p text:style-name="P1">Назначение системы.</text:p>
      <text:p text:style-name="P1"/>
      <text:p text:style-name="P3">Система предназначена для сбора статистики, журналов событий и управления <text:span text:style-name="T1">c</text:span><text:span text:style-name="T2">етевыми</text:span> устройствами. В понятие устройства входят коммутаторы, <text:span text:style-name="T1">IP </text:span><text:span text:style-name="T2">телефоны, </text:span></text:p>
      <text:p text:style-name="P3"><text:span text:style-name="T2">ЭВМ, контроллеры СКУД, </text:span><text:span text:style-name="T1">IP </text:span><text:span text:style-name="T2">видеокамеры и т.д. </text:span></text:p>
      <text:p text:style-name="P3"/>
      <text:p text:style-name="P2">Цели создания системы</text:p>
      <text:p text:style-name="P2"/>
      <text:p text:style-name="P5">Оптимизация администрирования и мониторинга ЛВС.</text:p>
      <text:p text:style-name="P6"/>
      <text:p text:style-name="P4">Краткое наименование</text:p>
      <text:p text:style-name="P5"><text:s/></text:p>
      <text:p text:style-name="P5">СКЛВС </text:p>
      <text:p text:style-name="P5"/>
      <text:p text:style-name="P4">Характеристика объектов организации</text:p>
      <text:p text:style-name="P4"/>
      <text:p text:style-name="P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Структурное подразделение</text:p>
          </table:table-cell>
          <table:table-cell table:style-name="Таблица1.A1" office:value-type="string">
            <text:p text:style-name="P7">Наименования процесса</text:p>
          </table:table-cell>
          <table:table-cell table:style-name="Таблица1.C1" office:value-type="string">
            <text:p text:style-name="P7">Решение об автоматизации</text:p>
          </table:table-cell>
        </table:table-row>
        <table:table-row>
          <table:table-cell table:style-name="Таблица1.A2" office:value-type="string">
            <text:p text:style-name="P7">ИВЦ МГИУ</text:p>
          </table:table-cell>
          <table:table-cell table:style-name="Таблица1.A2" office:value-type="string">
            <text:p text:style-name="P7">Мониторинг активного оборудования ЛВС</text:p>
          </table:table-cell>
          <table:table-cell table:style-name="Таблица1.C2" office:value-type="string">
            <text:p text:style-name="P7">Частичное </text:p>
          </table:table-cell>
        </table:table-row>
      </table:table>
      <text:p text:style-name="P4"/>
      <text:p text:style-name="P4"/>
      <text:p text:style-name="P5">В Мониторинг активного оборудования ЛВС входит: </text:p>
      <text:p text:style-name="P5"/>
      <text:list xml:id="list20790277461" text:style-name="L1">
        <text:list-item>
          <text:p text:style-name="P10"><text:span text:style-name="T3">Получение </text:span><text:span text:style-name="T4">общих данных об устройстве (например, идентификатор поставщика, время последней инициализации системы).</text:span></text:p>
        </text:list-item>
        <text:list-item>
          <text:p text:style-name="P12">Получение параметров сетевых интерфейсов устройства (например, их количество, типы, скорости обмена, максимальный размер пакета).</text:p>
        </text:list-item>
        <text:list-item>
          <text:p text:style-name="P12"><text:tab/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Сроки проведения работ:</text:p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"><text:s/>№</text:p>
          </table:table-cell>
          <table:table-cell table:style-name="Таблица2.A1" office:value-type="string">
            <text:p text:style-name="P9">Описание</text:p>
          </table:table-cell>
          <table:table-cell table:style-name="Таблица2.A1" office:value-type="string">
            <text:p text:style-name="P9">Время проведения</text:p>
          </table:table-cell>
          <table:table-cell table:style-name="Таблица2.D1" office:value-type="string">
            <text:p text:style-name="P9">Подпись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8">Получение задания</text:p>
          </table:table-cell>
          <table:table-cell table:style-name="Таблица2.A2" office:value-type="string">
            <text:p text:style-name="P9"><text:s/>6.10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2</text:p>
          </table:table-cell>
          <table:table-cell table:style-name="Таблица2.A2" office:value-type="string">
            <text:p text:style-name="P8">Чтение технической литературы</text:p>
          </table:table-cell>
          <table:table-cell table:style-name="Таблица2.A2" office:value-type="string">
            <text:p text:style-name="P9">6.10.2014 — 1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3</text:p>
          </table:table-cell>
          <table:table-cell table:style-name="Таблица2.A2" office:value-type="string">
            <text:p text:style-name="P8">Разработка архитектуры ПО. </text:p>
          </table:table-cell>
          <table:table-cell table:style-name="Таблица2.A2" office:value-type="string">
            <text:p text:style-name="P9">1.11.2014 — 14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4</text:p>
          </table:table-cell>
          <table:table-cell table:style-name="Таблица2.A2" office:value-type="string">
            <text:p text:style-name="P8">Разработка обертки для взаимодействия с библиотеками для чтение MIB-ов</text:p>
          </table:table-cell>
          <table:table-cell table:style-name="Таблица2.A2" office:value-type="string">
            <text:p text:style-name="P9">15.11.2014 - 20.11.210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5</text:p>
          </table:table-cell>
          <table:table-cell table:style-name="Таблица2.A2" office:value-type="string">
            <text:p text:style-name="P13"><text:span text:style-name="T5">Разработка базовой структуры методов</text:span></text:p>
          </table:table-cell>
          <table:table-cell table:style-name="Таблица2.A2" office:value-type="string">
            <text:p text:style-name="P9">20.11.2104 — 30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6</text:p>
          </table:table-cell>
          <table:table-cell table:style-name="Таблица2.A2" office:value-type="string">
            <text:p text:style-name="P8">Частичное написание документации </text:p>
          </table:table-cell>
          <table:table-cell table:style-name="Таблица2.A2" office:value-type="string">
            <text:p text:style-name="P9">20.11.2104-30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7 </text:p>
          </table:table-cell>
          <table:table-cell table:style-name="Таблица2.A2" office:value-type="string">
            <text:p text:style-name="P8">Разработка основного функционала</text:p>
          </table:table-cell>
          <table:table-cell table:style-name="Таблица2.A2" office:value-type="string">
            <text:p text:style-name="P9">30.11.2104-15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8</text:p>
          </table:table-cell>
          <table:table-cell table:style-name="Таблица2.A2" office:value-type="string">
            <text:p text:style-name="P8">Частичное написание документации </text:p>
          </table:table-cell>
          <table:table-cell table:style-name="Таблица2.A2" office:value-type="string">
            <text:p text:style-name="P9">30.11.2104-15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9</text:p>
          </table:table-cell>
          <table:table-cell table:style-name="Таблица2.A2" office:value-type="string">
            <text:p text:style-name="P8">Тестирование ПО </text:p>
          </table:table-cell>
          <table:table-cell table:style-name="Таблица2.A2" office:value-type="string">
            <text:p text:style-name="P9">15.12.2104-30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10</text:p>
          </table:table-cell>
          <table:table-cell table:style-name="Таблица2.A2" office:value-type="string">
            <text:p text:style-name="P13"><text:span text:style-name="T5">Написание литературного обзора и введения</text:span></text:p>
          </table:table-cell>
          <table:table-cell table:style-name="Таблица2.A2" office:value-type="string">
            <text:p text:style-name="P9">15.12.2104-30.12.2014</text:p>
          </table:table-cell>
          <table:table-cell table:style-name="Таблица2.D2" office:value-type="string">
            <text:p text:style-name="P8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7:06:09.93</meta:creation-date>
    <meta:generator>LibreOffice/3.4$Linux LibreOffice_project/340m1$Build-602</meta:generator>
    <dc:date>2014-11-11T19:14:59</dc:date>
    <meta:editing-duration>P2DT23H18M31S</meta:editing-duration>
    <meta:editing-cycles>37</meta:editing-cycles>
    <meta:document-statistic meta:table-count="2" meta:image-count="0" meta:object-count="0" meta:page-count="2" meta:paragraph-count="58" meta:word-count="184" meta:character-count="1544" meta:non-whitespace-character-count="1403"/>
  </office:meta>
</office:document-meta>
</file>